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2000000F7CDACA6F2B89C4FD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style:font-name="DejaVu Sans" fo:font-size="10pt" style:font-size-asian="10pt" style:font-size-complex="10pt"/>
    </style:style>
    <style:style style:name="P3" style:family="paragraph" style:parent-style-name="Standard">
      <style:text-properties style:font-name="Calibri1" fo:font-size="12pt" style:font-size-asian="12pt" style:font-size-complex="12pt"/>
    </style:style>
    <style:style style:name="P4" style:family="paragraph" style:parent-style-name="Standard">
      <style:paragraph-properties fo:text-align="end" style:justify-single-word="false"/>
      <style:text-properties fo:color="#eeeeee" style:font-name="Calibri1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text-transform="uppercase" fo:color="#336633" style:font-name="Calibri1" fo:font-size="24pt" fo:font-weight="bold" style:font-size-asian="24pt" style:font-weight-asian="bold" style:font-size-complex="24pt" style:font-weight-complex="bold"/>
    </style:style>
    <style:style style:name="P6" style:family="paragraph" style:parent-style-name="Standard">
      <style:text-properties fo:color="#336633" style:font-name="Calibri1" fo:font-size="24pt" fo:font-weight="normal" officeooo:rsid="0000a630" officeooo:paragraph-rsid="0000a630" style:font-size-asian="24pt" style:font-weight-asian="normal" style:font-size-complex="24pt" style:font-weight-complex="normal"/>
    </style:style>
    <style:style style:name="P7" style:family="paragraph" style:parent-style-name="Text_20_body">
      <style:text-properties fo:color="#336633" fo:font-size="14pt" style:font-size-asian="14pt" style:font-size-complex="14pt"/>
    </style:style>
    <style:style style:name="P8" style:family="paragraph" style:parent-style-name="Text_20_body">
      <style:text-properties officeooo:rsid="0000a630" officeooo:paragraph-rsid="000b60c7"/>
    </style:style>
    <style:style style:name="P9" style:family="paragraph" style:parent-style-name="Text_20_body">
      <style:text-properties officeooo:rsid="00146e3e" officeooo:paragraph-rsid="00146e3e"/>
    </style:style>
    <style:style style:name="P10" style:family="paragraph" style:parent-style-name="Text_20_body">
      <style:paragraph-properties fo:margin-left="0cm" fo:margin-right="0cm" fo:text-indent="0cm" style:auto-text-indent="false"/>
    </style:style>
    <style:style style:name="P11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12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style:text-blinking="false" fo:background-color="transparent" style:font-size-asian="12pt" style:font-size-complex="12pt"/>
    </style:style>
    <style:style style:name="P13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officeooo:paragraph-rsid="0000a630"/>
    </style:style>
    <style:style style:name="P14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1" fo:font-size="12pt" style:font-size-asian="12pt" style:font-size-complex="12pt"/>
    </style:style>
    <style:style style:name="P15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style:text-blinking="false" fo:background-color="transparent" style:font-size-asian="12pt" style:font-size-complex="12pt"/>
    </style:style>
    <style:style style:name="P16" style:family="paragraph" style:parent-style-name="Standard" style:master-page-name="First_20_Page">
      <style:paragraph-properties style:page-number="auto"/>
    </style:style>
    <style:style style:name="P17" style:family="paragraph" style:parent-style-name="Standard" style:master-page-name="Index">
      <style:paragraph-properties style:page-number="auto"/>
    </style:style>
    <style:style style:name="P18" style:family="paragraph" style:parent-style-name="Standard" style:master-page-name="Standard">
      <style:paragraph-properties style:page-number="auto"/>
    </style:style>
    <style:style style:name="P19" style:family="paragraph" style:parent-style-name="Text_20_body" style:list-style-name="L1"/>
    <style:style style:name="P20" style:family="paragraph" style:parent-style-name="Text_20_body" style:list-style-name="L1">
      <style:text-properties officeooo:rsid="00093a68" officeooo:paragraph-rsid="00093a68"/>
    </style:style>
    <style:style style:name="P21" style:family="paragraph" style:parent-style-name="Text_20_body" style:list-style-name="L1">
      <style:text-properties officeooo:rsid="0013712d" officeooo:paragraph-rsid="0013712d"/>
    </style:style>
    <style:style style:name="P22" style:family="paragraph" style:parent-style-name="Text_20_body" style:list-style-name="L2">
      <style:text-properties officeooo:rsid="0013712d" officeooo:paragraph-rsid="0013712d"/>
    </style:style>
    <style:style style:name="P23" style:family="paragraph" style:parent-style-name="Text_20_body" style:list-style-name="L3">
      <style:text-properties officeooo:rsid="0013712d" officeooo:paragraph-rsid="0013712d"/>
    </style:style>
    <style:style style:name="P24" style:family="paragraph" style:parent-style-name="Heading_20_1">
      <style:text-properties officeooo:rsid="0000a630" officeooo:paragraph-rsid="0000a630"/>
    </style:style>
    <style:style style:name="P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Calibri1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1155cc" style:text-line-through-style="none" style:text-line-through-type="none" style:font-name="Calibri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style:font-name="Calibri1" fo:font-size="12pt" style:font-size-asian="12pt" style:font-size-complex="12pt"/>
    </style:style>
    <style:style style:name="T8" style:family="text">
      <style:text-properties style:font-name="Calibri1" fo:font-size="12pt" officeooo:rsid="0000a630" style:font-size-asian="12pt" style:font-size-complex="12pt"/>
    </style:style>
    <style:style style:name="T9" style:family="text">
      <style:text-properties officeooo:rsid="0000a630"/>
    </style:style>
    <style:style style:name="T10" style:family="text">
      <style:text-properties officeooo:rsid="0006c59a"/>
    </style:style>
    <style:style style:name="T11" style:family="text">
      <style:text-properties officeooo:rsid="000b60c7"/>
    </style:style>
    <style:style style:name="T12" style:family="text">
      <style:text-properties officeooo:rsid="0013712d"/>
    </style:style>
    <style:style style:name="T13" style:family="text">
      <style:text-properties officeooo:rsid="0016592b"/>
    </style:style>
    <style:style style:name="T14" style:family="text">
      <style:text-properties officeooo:rsid="00176ae8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arrollo Web en Entorno Cliente" text:name="Modulo"/>
        <text:user-field-decl office:value-type="string" office:string-value="9" text:name="NumeroTema"/>
        <text:user-field-decl office:value-type="string" office:string-value="Objeto XMLHttpRequest" text:name="Tema"/>
      </text:user-field-decls>
      <draw:frame draw:style-name="fr1" draw:name="Marco1" text:anchor-type="page" text:anchor-page-number="1" svg:x="2.053cm" svg:y="14.168cm" svg:width="17.009cm" draw:z-index="0">
        <draw:text-box fo:min-height="2.224cm">
          <text:p text:style-name="P4"/>
          <text:p text:style-name="P4"><text:user-field-get text:name="Modulo">Desarrollo Web en Entorno Cliente</text:user-field-get></text:p>
          <text:p text:style-name="P4">CFGS DAW</text:p>
        </draw:text-box>
      </draw:frame>
      <text:p text:style-name="P16"><draw:frame draw:style-name="fr2" draw:name="gráficos10" text:anchor-type="paragraph" svg:x="0cm" svg:y="0.056cm" svg:width="9.53cm" svg:height="5.23cm" draw:z-index="1"><draw:image xlink:href="Pictures/10000000000001C2000000F7CDACA6F2B89C4FDB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P5"><text:span text:style-name="T9">UNIDAD 09</text:span>.</text:p>
      <text:p text:style-name="P5"><text:user-field-get text:name="Tema">Objeto XMLHttpRequest</text:user-field-get></text:p>
      <text:p text:style-name="P6"><text:span text:style-name="T13">Guía</text:span> de estudi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Sergio García</text:p>
      <text:p text:style-name="P13"><text:span text:style-name="T5"><text:s/></text:span><text:a xlink:type="simple" xlink:href="mailto:mail@ceedcv.e" text:style-name="Internet_20_link" text:visited-style-name="Visited_20_Internet_20_Link"><text:span text:style-name="T8">sergio.garcia</text:span></text:a><text:a xlink:type="simple" xlink:href="mailto:mail@ceedcv.e" text:style-name="Internet_20_link" text:visited-style-name="Visited_20_Internet_20_Link"><text:span text:style-name="T7">@ceedcv.e</text:span></text:a><text:span text:style-name="T6">s</text:span></text:p>
      <text:p text:style-name="P15">201<text:span text:style-name="T14">8</text:span>/201<text:span text:style-name="T14">9</text:span></text:p>
      <text:p text:style-name="P14"><text:tab/><text:tab/><text:tab/><text:tab/><text:tab/><text:tab/><text:tab/><text:tab/><text:tab/><text:tab/>Versión:<text:date style:data-style-name="N104" text:date-value="2018-10-11T19:54:00.272520063">181011</text:date>.<text:time style:data-style-name="N105" text:time-value="2018-10-11T19:54:00.272790379">1942</text:time></text:p>
      <text:p text:style-name="P3"/>
      <text:p text:style-name="Standard"/>
      <text:p text:style-name="Standard"/>
      <text:p text:style-name="Standard"/>
      <text:p text:style-name="P17"/>
      <text:p text:style-name="P7">Licencia</text:p>
      <text:p text:style-name="Standard"/>
      <text:p text:style-name="P11"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"/>
      <text:p text:style-name="P2"><text:s/></text:p>
      <text:p text:style-name="P7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Notas_20_Informativas"><text:span text:style-name="T3"> </text:span>Importante</text:p>
      <text:p text:style-name="P10"/>
      <text:p text:style-name="Notas_20_Informativas"><text:span text:style-name="T3"> </text:span>Atención</text:p>
      <text:p text:style-name="P10"/>
      <text:p text:style-name="Notas_20_Informativas"><text:span text:style-name="T3"></text:span> <text:s/>Interesante</text:p>
      <text:h text:style-name="Heading_20_1" text:outline-level="1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25">1. Fechas<text:tab/>3</text:p>
          <text:p text:style-name="P25">2. Conocimientos previos<text:tab/>3</text:p>
          <text:p text:style-name="P25">3. Objetivos<text:tab/>3</text:p>
          <text:p text:style-name="P25">4. Contenidos<text:tab/>3</text:p>
          <text:p text:style-name="P25">5. Actividades<text:tab/>3</text:p>
          <text:p text:style-name="P25">6. Recomendaciones<text:tab/>3</text:p>
        </text:index-body>
      </text:table-of-content>
      <text:p text:style-name="Standard"/>
      <text:p text:style-name="P18"/>
      <text:p text:style-name="Titulo">UD<text:span text:style-name="T14">0</text:span><text:user-field-get text:name="NumeroTema">9</text:user-field-get>. <text:user-field-get text:name="Tema">Objeto XMLHttpRequest</text:user-field-get></text:p>
      <text:h text:style-name="P24" text:outline-level="1">Fecha<text:span text:style-name="T10">s</text:span></text:h>
      <text:p text:style-name="Text_20_body"><text:span text:style-name="T9">Desde</text:span> <text:span text:style-name="T14">05</text:span>/<text:span text:style-name="T11">11</text:span>/201<text:span text:style-name="T14">8</text:span> to <text:span text:style-name="T14">12</text:span>/<text:span text:style-name="T14">11</text:span>/201<text:span text:style-name="T14">8</text:span>. <text:span text:style-name="T9">La duración de la unidad es de 1 semana (7 horas)</text:span>.</text:p>
      <text:h text:style-name="P24" text:outline-level="1">Conocimientos previos</text:h>
      <text:list xml:id="list31810492" text:style-name="L1">
        <text:list-item>
          <text:p text:style-name="P19"><text:span text:style-name="T9">Uso básico de sistemas operativos</text:span>.</text:p>
        </text:list-item>
        <text:list-item>
          <text:p text:style-name="P19"><text:span text:style-name="T9">Conocimientos generales del uso de entornos de desarrollo</text:span>.</text:p>
        </text:list-item>
        <text:list-item>
          <text:p text:style-name="P20">Conocimientos básicos de HTML.</text:p>
        </text:list-item>
        <text:list-item>
          <text:p text:style-name="P21">Conocimientos básicos de Javascript.</text:p>
        </text:list-item>
      </text:list>
      <text:h text:style-name="P24" text:outline-level="1">Objetivos</text:h>
      <text:list xml:id="list3524835998" text:style-name="L2">
        <text:list-item>
          <text:p text:style-name="P22">Ser capaz de realizar peticiones asíncronas con el objeto XMLHttpRequest</text:p>
        </text:list-item>
      </text:list>
      <text:h text:style-name="P24" text:outline-level="1">Contenidos</text:h>
      <text:list xml:id="list1620236280" text:style-name="L3">
        <text:list-item>
          <text:p text:style-name="P23">Objeto XMLHttpRequest</text:p>
        </text:list-item>
        <text:list-item>
          <text:p text:style-name="P23">Atributos, método y eventos del objeto XMLHttpRequest</text:p>
        </text:list-item>
        <text:list-item>
          <text:p text:style-name="P23">Como usar el objeto XMLHttpRequest</text:p>
        </text:list-item>
      </text:list>
      <text:h text:style-name="P24" text:outline-level="1">Actividades</text:h>
      <text:p text:style-name="P9">No hay ejercicios asociados a esta unidad, aunque si ejemplos que deben ser estudiados.</text:p>
      <text:h text:style-name="P24" text:outline-level="1">Recomendaciones</text:h>
      <text:p text:style-name="P8">Es necesario acudir a las TC con los conceptos principales estudiados. <text:span text:style-name="T12">Es muy importante comprender los ejemplos básicos antes de intentar ejercicios no evaluabl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Desarrollo Web en Entorno Cliente" text:name="Modulo"/>
          <text:user-field-decl office:value-type="string" office:string-value="9" text:name="NumeroTema"/>
          <text:user-field-decl office:value-type="string" office:string-value="Objeto XMLHttpRequest" text:name="Tema"/>
        </text:user-field-decls>
        <text:p text:style-name="Header"><text:span text:style-name="MT1"><text:user-field-get text:name="Modulo">Desarrollo Web en Entorno Cliente</text:user-field-get></text:span><text:span text:style-name="MT1"><text:s/><text:tab/><text:tab/>UD0</text:span><text:span text:style-name="MT1"><text:user-field-get text:name="NumeroTema">9</text:user-field-get></text:span><text:span text:style-name="MT1">. </text:span><text:span text:style-name="MT1"><text:user-field-get text:name="Tema">Objeto XMLHttpRequest</text:user-field-get></text:span></text:p>
      </style:header>
      <style:footer>
        <text:user-field-decls>
          <text:user-field-decl office:value-type="string" office:string-value="9" text:name="NumeroTema"/>
        </text:user-field-decls>
        <text:p text:style-name="Footer"><text:span text:style-name="MT1">CGFS. Desarrollo de </text:span>Aplicaciones<text:span text:style-name="MT1"> WEB<text:tab/><text:tab/></text:span><text:span text:style-name="MT1"><text:user-field-get text:name="NumeroTema">9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5T13:17:11.549477348</meta:creation-date>
    <meta:editing-duration>PT20H14M</meta:editing-duration>
    <meta:editing-cycles>32</meta:editing-cycles>
    <meta:generator>LibreOffice/6.1.2.1$Linux_X86_64 LibreOffice_project/10$Build-1</meta:generator>
    <dc:title>Plantilla CEED</dc:title>
    <dc:date>2018-10-11T19:53:59.911272236</dc:date>
    <meta:print-date>2016-09-19T01:24:23.102000000</meta:print-date>
    <meta:document-statistic meta:table-count="0" meta:image-count="1" meta:object-count="0" meta:page-count="3" meta:paragraph-count="45" meta:word-count="250" meta:character-count="1662" meta:non-whitespace-character-count="1451"/>
    <meta:template xlink:type="simple" xlink:actuate="onRequest" xlink:title="Plantilla CEED" xlink:href="../../.config/libreoffice/4/user/template/Plantilla%20CEED.ott" meta:date="2016-09-15T13:17:11.020000000"/>
  </office:meta>
</office:document-meta>
</file>